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svg:stroke-opacity="100%" draw:fill-color="#666666" draw:opacity="10%" draw:textarea-vertical-align="top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b2b2b2" svg:stroke-opacity="100%" draw:fill-color="#dddddd" draw:opacity="100%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2pt" style:font-size-complex="12pt"/>
    </style:style>
    <style:style style:name="P4" style:family="paragraph">
      <style:paragraph-properties fo:text-align="start"/>
      <style:text-properties fo:font-size="10pt" style:font-size-asian="12pt" style:font-size-complex="12pt"/>
    </style:style>
    <style:style style:name="P5" style:family="paragraph">
      <style:paragraph-properties fo:text-align="center"/>
      <style:text-properties fo:font-size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844cm" svg:height="5.207cm" svg:x="0.746cm" svg:y="1.254cm">
          <text:p/>
        </draw:rect>
        <draw:rect draw:style-name="gr1" draw:text-style-name="P1" draw:layer="layout" svg:width="19.844cm" svg:height="6.223cm" svg:x="0.746cm" svg:y="7.35cm">
          <text:p/>
        </draw:rect>
        <draw:rect draw:style-name="gr2" draw:text-style-name="P2" draw:layer="layout" svg:width="5.992cm" svg:height="2.794cm" svg:x="1.104cm" svg:y="8.874cm">
          <text:p text:style-name="P2"><text:span text:style-name="T1">Use DAPPER parameter-fitting </text:span></text:p>
          <text:p text:style-name="P2"><text:span text:style-name="T1">process to find </text:span></text:p>
          <text:p text:style-name="P2"><text:span text:style-name="T1">regional parameter set</text:span></text:p>
        </draw:rect>
        <draw:rect draw:style-name="gr2" draw:text-style-name="P2" draw:layer="layout" svg:width="2.79cm" svg:height="2.667cm" svg:x="8.243cm" svg:y="9.001cm">
          <text:p text:style-name="P2"><text:span text:style-name="T1">Run EnKF</text:span></text:p>
          <text:p text:style-name="P2"><text:span text:style-name="T1"><text:s/></text:span><text:span text:style-name="T1">algorithm</text:span></text:p>
        </draw:rect>
        <draw:rect draw:style-name="gr2" draw:text-style-name="P1" draw:layer="layout" svg:width="3.429cm" svg:height="2.667cm" svg:x="12.43cm" svg:y="9.001cm">
          <text:p text:style-name="P1"><text:span text:style-name="T1"><text:s/></text:span><text:span text:style-name="T1">Hand-tune </text:span></text:p>
          <text:p text:style-name="P1"><text:span text:style-name="T1">Fr uncertainty</text:span></text:p>
          <text:p text:style-name="P1"><text:span text:style-name="T1"><text:s/></text:span><text:span text:style-name="T1">parameter</text:span></text:p>
        </draw:rect>
        <draw:rect draw:style-name="gr2" draw:text-style-name="P3" draw:layer="layout" svg:width="2.667cm" svg:height="2.931cm" svg:x="1.762cm" svg:y="2.895cm">
          <text:p text:style-name="P3"><text:span text:style-name="T2">Data Types</text:span></text:p>
          <text:p text:style-name="P3"><text:span text:style-name="T2"/></text:p>
          <text:p text:style-name="P4"><text:span text:style-name="T2">- Stem biomass</text:span></text:p>
          <text:p text:style-name="P4"><text:span text:style-name="T2">- Root biomass</text:span></text:p>
          <text:p text:style-name="P4"><text:span text:style-name="T2">- LAI</text:span></text:p>
          <text:p text:style-name="P4"><text:span text:style-name="T2">- GEP</text:span></text:p>
          <text:p text:style-name="P4"><text:span text:style-name="T2">- ET</text:span></text:p>
        </draw:rect>
        <draw:rect draw:style-name="gr2" draw:text-style-name="P3" draw:layer="layout" svg:width="4.343cm" svg:height="2.931cm" svg:x="4.404cm" svg:y="2.895cm">
          <text:p text:style-name="P3"><text:span text:style-name="T2">Plot Types</text:span></text:p>
          <text:p text:style-name="P4"><text:span text:style-name="T2"/></text:p>
          <text:p text:style-name="P4"><text:span text:style-name="T2">- Control</text:span></text:p>
          <text:p text:style-name="P4"><text:span text:style-name="T2">- Carbon Dioxide Addition</text:span></text:p>
          <text:p text:style-name="P4"><text:span text:style-name="T2">- Nitrogen Addition</text:span></text:p>
          <text:p text:style-name="P3"><text:span text:style-name="T2"/></text:p>
          <text:p text:style-name="P3"><text:span text:style-name="T2"/></text:p>
        </draw:rect>
        <draw:rect draw:style-name="gr2" draw:text-style-name="P3" draw:layer="layout" svg:width="6.985cm" svg:height="0.573cm" svg:x="1.762cm" svg:y="2.322cm">
          <text:p text:style-name="P5"><text:span text:style-name="T2">Plot-level data</text:span></text:p>
        </draw:rect>
        <draw:rect draw:style-name="gr2" draw:text-style-name="P3" draw:layer="layout" svg:width="4.636cm" svg:height="0.805cm" svg:x="15.224cm" svg:y="4.005cm">
          <text:p text:style-name="P3"><text:span text:style-name="T2">Landsat-derived LAI</text:span></text:p>
        </draw:rect>
        <draw:rect draw:style-name="gr2" draw:text-style-name="P3" draw:layer="layout" svg:width="4.636cm" svg:height="0.365cm" svg:x="15.224cm" svg:y="3.667cm">
          <text:p text:style-name="P5"><text:span text:style-name="T2">Plot-level data</text:span></text:p>
        </draw:rect>
        <draw:rect draw:style-name="gr2" draw:text-style-name="P3" draw:layer="layout" svg:width="4.635cm" svg:height="0.806cm" svg:x="9.827cm" svg:y="3.75cm">
          <text:p text:style-name="P3"><text:span text:style-name="T2">Monthly Meteorological Data </text:span></text:p>
        </draw:rect>
        <draw:line draw:style-name="gr3" draw:text-style-name="P1" draw:layer="layout" svg:x1="4.429cm" svg:y1="5.826cm" svg:x2="4.302cm" svg:y2="8.874cm">
          <text:p/>
        </draw:line>
        <draw:line draw:style-name="gr3" draw:text-style-name="P1" draw:layer="layout" svg:x1="12.43cm" svg:y1="4.556cm" svg:x2="4.302cm" svg:y2="8.874cm">
          <text:p/>
        </draw:line>
        <draw:line draw:style-name="gr3" draw:text-style-name="P1" draw:layer="layout" svg:x1="7.096cm" svg:y1="10.271cm" svg:x2="8.239cm" svg:y2="10.271cm">
          <text:p/>
        </draw:line>
        <draw:line draw:style-name="gr3" draw:text-style-name="P1" draw:layer="layout" svg:x1="12.413cm" svg:y1="4.556cm" svg:x2="9.636cm" svg:y2="9.001cm">
          <text:p/>
        </draw:line>
        <draw:line draw:style-name="gr3" draw:text-style-name="P1" draw:layer="layout" svg:x1="17.383cm" svg:y1="4.81cm" svg:x2="9.89cm" svg:y2="9.128cm">
          <text:p/>
        </draw:line>
        <draw:line draw:style-name="gr3" draw:text-style-name="P1" draw:layer="layout" svg:x1="11.033cm" svg:y1="10.271cm" svg:x2="12.303cm" svg:y2="10.271cm">
          <text:p/>
        </draw:line>
        <draw:line draw:style-name="gr3" draw:text-style-name="P1" draw:layer="layout" svg:x1="14.081cm" svg:y1="11.668cm" svg:x2="14.081cm" svg:y2="12.938cm">
          <text:p/>
        </draw:line>
        <draw:line draw:style-name="gr3" draw:text-style-name="P1" draw:layer="layout" svg:x1="14.081cm" svg:y1="12.938cm" svg:x2="9.763cm" svg:y2="12.938cm">
          <text:p/>
        </draw:line>
        <draw:line draw:style-name="gr3" draw:text-style-name="P1" draw:layer="layout" svg:x1="9.89cm" svg:y1="12.938cm" svg:x2="9.89cm" svg:y2="11.668cm">
          <text:p/>
        </draw:line>
        <draw:line draw:style-name="gr4" draw:text-style-name="P1" draw:layer="layout" svg:x1="1.762cm" svg:y1="3.413cm" svg:x2="8.366cm" svg:y2="3.413cm">
          <text:p/>
        </draw:line>
        <draw:rect draw:style-name="gr2" draw:text-style-name="P1" draw:layer="layout" svg:width="3.419cm" svg:height="2.54cm" svg:x="17.002cm" svg:y="9.128cm">
          <text:p text:style-name="P1"><text:span text:style-name="T1">Interpret Results</text:span></text:p>
          <text:p text:style-name="P1"><text:span text:style-name="T1"/></text:p>
        </draw:rect>
        <draw:line draw:style-name="gr3" draw:text-style-name="P1" draw:layer="layout" svg:x1="15.859cm" svg:y1="10.271cm" svg:x2="17.002cm" svg:y2="10.271cm">
          <text:p/>
        </draw:line>
        <draw:rect draw:style-name="gr5" draw:text-style-name="P1" draw:layer="layout" svg:width="6.096cm" svg:height="1.016cm" svg:x="7.477cm" svg:y="7.35cm">
          <text:p text:style-name="P1">Processes</text:p>
        </draw:rect>
        <draw:rect draw:style-name="gr5" draw:text-style-name="P1" draw:layer="layout" svg:width="6.096cm" svg:height="1.016cm" svg:x="7.604cm" svg:y="1.254cm">
          <text:p text:style-name="P1">Input Data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Puckett</meta:initial-creator>
    <meta:creation-date>2018-05-04T12:29:55</meta:creation-date>
    <dc:date>2018-05-04T14:31:43</dc:date>
    <dc:creator>Laura Puckett</dc:creator>
    <meta:editing-duration>PT1H45M45S</meta:editing-duration>
    <meta:editing-cycles>2</meta:editing-cycles>
    <meta:generator>OpenOffice/4.1.5$Unix OpenOffice.org_project/415m1$Build-9789</meta:generator>
    <meta:document-statistic meta:object-count="25"/>
  </office:meta>
</office:document-meta>
</file>